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 svg:font-family="Arial" style:font-adornments="Negrito" style:font-family-generic="swiss" style:font-pitch="variable"/>
    <style:font-face style:name="Arial2"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paragraph-properties fo:text-align="center" style:justify-single-word="false"/>
      <style:text-properties officeooo:rsid="0045a52f" officeooo:paragraph-rsid="0045a52f"/>
    </style:style>
    <style:style style:name="P4" style:family="paragraph" style:parent-style-name="Text_20_body">
      <style:paragraph-properties fo:text-align="center" style:justify-single-word="false"/>
      <style:text-properties fo:font-weight="bold" officeooo:rsid="0045a52f" officeooo:paragraph-rsid="0045a52f" style:font-weight-asian="bold" style:font-weight-complex="bold"/>
    </style:style>
    <style:style style:name="P5" style:family="paragraph" style:parent-style-name="Text_20_body">
      <style:paragraph-properties fo:text-align="justify" style:justify-single-word="false"/>
      <style:text-properties officeooo:paragraph-rsid="0045a52f"/>
    </style:style>
    <style:style style:name="P6" style:family="paragraph" style:parent-style-name="Text_20_body" style:master-page-name="CTM_20__7c__20_Capa">
      <style:paragraph-properties fo:text-align="center" style:justify-single-word="false" style:page-number="auto"/>
      <style:text-properties officeooo:rsid="0045a52f" officeooo:paragraph-rsid="0045a52f"/>
    </style:style>
    <style:style style:name="P7" style:family="paragraph" style:parent-style-name="Text_20_body">
      <style:paragraph-properties fo:text-align="center" style:justify-single-word="false"/>
      <style:text-properties fo:font-weight="normal" officeooo:rsid="0045a52f" officeooo:paragraph-rsid="0045a52f" style:font-weight-asian="normal" style:font-weight-complex="normal"/>
    </style:style>
    <style:style style:name="P8" style:family="paragraph" style:parent-style-name="Heading_20_1">
      <style:paragraph-properties fo:break-before="page"/>
      <style:text-properties officeooo:rsid="0045a52f" officeooo:paragraph-rsid="0045a52f"/>
    </style:style>
    <style:style style:name="T1" style:family="text">
      <style:text-properties officeooo:rsid="0045a52f"/>
    </style:style>
    <style:style style:name="T2" style:family="text">
      <style:text-properties officeooo:rsid="0045c150"/>
    </style:style>
    <style:style style:name="T3" style:family="text">
      <style:text-properties officeooo:rsid="00477bca"/>
    </style:style>
    <style:style style:name="T4" style:family="text">
      <style:text-properties fo:font-style="italic" officeooo:rsid="00477bca" style:font-style-asian="italic" style:font-style-complex="italic"/>
    </style:style>
    <style:style style:name="T5" style:family="text">
      <style:text-properties fo:font-style="normal" officeooo:rsid="00477bca" style:font-style-asian="normal" style:font-style-complex="normal"/>
    </style:style>
    <style:style style:name="T6" style:family="text">
      <style:text-properties fo:font-style="normal" officeooo:rsid="0048e205" style:font-style-asian="normal" style:font-style-complex="normal"/>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JEDIEL DA ROSA RIBEIRO</text:p>
      <text:p text:style-name="P3"/>
      <text:p text:style-name="P3"/>
      <text:p text:style-name="P3"/>
      <text:p text:style-name="P3"/>
      <text:p text:style-name="P3"/>
      <text:p text:style-name="P3"/>
      <text:p text:style-name="P3"/>
      <text:p text:style-name="P3"/>
      <text:p text:style-name="P3"/>
      <text:p text:style-name="P4">RESENHA – TUDO VAI FICAR BEM</text:p>
      <text:p text:style-name="P4">ISMAEL DOS SANTOS</text:p>
      <text:p text:style-name="P7"/>
      <text:p text:style-name="P7"/>
      <text:p text:style-name="P7"/>
      <text:p text:style-name="P7"/>
      <text:p text:style-name="P7"/>
      <text:p text:style-name="P7"/>
      <text:p text:style-name="P7"/>
      <text:p text:style-name="P7"/>
      <text:p text:style-name="P7"/>
      <text:p text:style-name="P7"/>
      <text:p text:style-name="P7">GASPAR/SC</text:p>
      <text:p text:style-name="P7">NOVEMBRO DE 2021</text:p>
      <text:list xml:id="list57123806" text:style-name="Outline">
        <text:list-item>
          <text:h text:style-name="P8" text:outline-level="1">Resenha</text:h>
        </text:list-item>
      </text:list>
      <text:p text:style-name="P5"><text:tab/><text:span text:style-name="T1">Depois de sofrer com alguns dramas do autor, fui agraciado ao ler um romance dessa vez. Uma história curta, recheada de emoções e sentimentos </text:span><text:span text:style-name="T2">que </text:span><text:span text:style-name="T1">nos confronta sobre qual posicionamento estamos tendo diante de situações novas em nossas vidas. Será que não estamos deixando Lisa entrar em nossa vida sem nenhum questionamento? </text:span><text:span text:style-name="T2">Será que nossos sonhos nos cegam e não conseguimos ver as armadilhas que estão debaixo de nossos narizes? </text:span></text:p>
      <text:p text:style-name="P5"><text:tab/><text:span text:style-name="T1">Hoje as pessoas estão vivendo cada vez mais rápido. Não há tempo para questionamentos, não tem tempo para conhecer as pessoas antes de começar uma amizade </text:span><text:span text:style-name="T2">ou um relacionamento</text:span><text:span text:style-name="T1">. </text:span><text:span text:style-name="T2">Questionamentos e aprofundamento, as vezes são vistos até como perda de tempo. Precisamos poupar tempo, pular os protocolos em prol de relacionamentos mais espontâneos. Mas, ao procurar relacionamentos espontâneos, muitas vezes o que encontramos, são relacionamentos rasos. </text:span><text:span text:style-name="T3">Não que sejam</text:span><text:span text:style-name="T2"> intrínsecamente danos</text:span><text:span text:style-name="T3">os</text:span><text:span text:style-name="T2">, mas podemos ver na história fictícia de Kauan como podemos deixar que problemas se </text:span><text:span text:style-name="T3">escondam debaixo de nossos narizes quando nos entregamos a relacionamentos superficiais.</text:span></text:p>
      <text:p text:style-name="P5"><text:tab/><text:span text:style-name="T3">Além de expor possíveis consequências da superficialidade. O autor nos apresenta como Deus pode falar conosco e direcionar pessoas </text:span><text:span text:style-name="T4">apesar</text:span><text:span text:style-name="T5"> de todo o mal que há no mundo, apesar de nós mesmos também, de nossa ingenuidade ao estabelecer relacionamentos, </text:span><text:span text:style-name="T6">ele continua cuidando de nós</text:span><text:span text:style-name="T5">. </text:span><text:span text:style-name="T6">Todos os dias vemos histórias como a de Kauan. Pessoas comuns, vivendo vidas comuns, que em meio os seus caminhos comuns encontram com Deus e, sempre, a partir desse encontro tem suas vidas transformadas de tal forma que não querem nem sequer conseguem imaginar uma vida longe do Deus que se fez carpinteiro.</text:span></text:p>
      <text:p text:style-name="P5"><text:span text:style-name="T6"><text:tab/>Olhando a história de Kauan de longe, podemos perceber como sua vida parecia perfeita <text:s/>e construída. Sua família, antes escrava agora se viam livres, antes pobres agora com estabilidade financeira em ma gráfica. Duas opções de relacionamentos diante de Kauan. Tudo parecia estar se encaminhando ainda mais, agora que Lisa, a suposta jornalista cruzou seu caminho. Mas, rapidamente, Deus consegue nos mostrar como, de fato sua vida não estava tão estável como ele </text:span><text:soft-page-break/><text:span text:style-name="T6">pensava. Bastou apenas uma conversa, e uma noite para destruir boa parte daquilo que Kauan poderia chamar de estabilidade. Apenas depois, de reconhecer o quão frágil e instável sua vida realmente estava, ele pode então reconhecer a necessidade de Deus em sua vida. Não algo que viesse pela força do seu braço e que fosse igualmente frágil assim como sua estabilidade anterior, mas um Deus imutável que nos traz segurança. Kauan, precisou enxergar sua fragilidade, pois antes de poder enxergar a solução, que é Deus. O Deus que se fez carpinteir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 svg:font-family="Arial" style:font-adornments="Negrito" style:font-family-generic="swiss" style:font-pitch="variable"/>
    <style:font-face style:name="Arial2"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2"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2"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2"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2"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2"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2"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3</text:page-number></text:p>
      </style:footer>
    </style:master-page>
    <style:master-page style:name="CTM_20__7c__20_Capa" style:display-name="CTM | Capa" style:page-layout-name="Mpm10" style:next-style-name="CTM_20__7c__20_Contra_20_Capa">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7T14:45:55.696948545</meta:creation-date>
    <dc:title>CTM</dc:title>
    <meta:editing-duration>PT16M26S</meta:editing-duration>
    <meta:editing-cycles>4</meta:editing-cycles>
    <meta:generator>LibreOffice/6.4.7.2$Linux_X86_64 LibreOffice_project/40$Build-2</meta:generator>
    <dc:date>2021-12-02T10:14:35.237027277</dc:date>
    <meta:document-statistic meta:table-count="0" meta:image-count="5" meta:object-count="0" meta:page-count="3" meta:paragraph-count="14" meta:word-count="448" meta:character-count="2798" meta:non-whitespace-character-count="2357"/>
    <meta:template xlink:type="simple" xlink:actuate="onRequest" xlink:title="CTM" xlink:href="../../../../Templates/CTM.ott" meta:date="2021-11-07T14:45:55.186050909"/>
  </office:meta>
</office:document-meta>
</file>